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style:use-window-font-color="true" style:font-name="Times New Roman" fo:font-size="12pt" officeooo:rsid="001bf356" officeooo:paragraph-rsid="001f1360" style:font-size-asian="12pt" style:font-size-complex="12pt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a5461" officeooo:paragraph-rsid="001a5461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2pt" fo:letter-spacing="normal" fo:font-style="normal" fo:font-weight="normal" officeooo:rsid="001dabfa" officeooo:paragraph-rsid="001dabfa" style:font-size-asian="12pt" style:font-size-complex="12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bold" officeooo:rsid="001bf356" officeooo:paragraph-rsid="001bf356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use-window-font-color="true" style:font-name="Times New Roman" fo:font-size="12pt" officeooo:paragraph-rsid="001a5461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style:font-name="Times New Roman" fo:font-size="15pt" fo:letter-spacing="normal" fo:font-style="normal" fo:font-weight="bold" officeooo:rsid="001a5461" officeooo:paragraph-rsid="001a5461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paragraph-rsid="0028bb77" style:font-size-asian="12pt" style:font-size-complex="12pt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21116f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65c57" style:font-size-asian="12pt" style:font-size-complex="12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65c57" officeooo:paragraph-rsid="0028bb77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8bb77" officeooo:paragraph-rsid="0028bb77" style:font-size-asian="12pt" style:font-size-complex="12pt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f1a3c" officeooo:paragraph-rsid="001f1a3c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a5461" officeooo:paragraph-rsid="001a546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1bf356" officeooo:paragraph-rsid="001bf356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bold" officeooo:rsid="0021116f" officeooo:paragraph-rsid="0021116f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24e1da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small-caps" style:use-window-font-color="true" style:font-name="Times New Roman" fo:font-size="12pt" officeooo:rsid="00265c57" officeooo:paragraph-rsid="00265c57" style:font-size-asian="12pt" style:font-size-complex="12pt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small-caps" style:use-window-font-color="true" style:font-name="Times New Roman" fo:font-size="12pt" officeooo:rsid="0028bb77" officeooo:paragraph-rsid="0028bb77" style:font-size-asian="12pt" style:font-size-complex="12pt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fo:font-weight="bold" officeooo:rsid="0024e1da" officeooo:paragraph-rsid="0024e1da" style:font-size-asian="12pt" style:font-weight-asian="bold" style:font-size-complex="12pt" style:font-weight-complex="bold"/>
    </style:style>
    <style:style style:name="P28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a3c" officeooo:paragraph-rsid="001f1a3c" style:font-size-asian="12pt" style:font-size-complex="12pt"/>
    </style:style>
    <style:style style:name="P29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a5461" officeooo:paragraph-rsid="001a5461" style:font-size-asian="12pt" style:font-size-complex="12pt"/>
    </style:style>
    <style:style style:name="P30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230e57" officeooo:paragraph-rsid="00230e57" style:font-size-asian="12pt" style:font-size-complex="12pt"/>
    </style:style>
    <style:style style:name="P31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use-window-font-color="true" style:font-name="Times New Roman" fo:font-size="12pt" officeooo:rsid="001f1360" officeooo:paragraph-rsid="001f1360" style:font-size-asian="12pt" style:font-size-complex="12pt"/>
    </style:style>
    <style:style style:name="P32" style:family="paragraph" style:parent-style-name="Text_20_body" style:list-style-name="L4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officeooo:rsid="001dabfa" officeooo:paragraph-rsid="001dabfa" style:font-size-asian="12pt" style:font-size-complex="12pt"/>
    </style:style>
    <style:style style:name="P33" style:family="paragraph" style:parent-style-name="Text_20_body" style:list-style-name="L5">
      <style:paragraph-properties fo:margin-top="0cm" fo:margin-bottom="0cm" loext:contextual-spacing="false" fo:text-align="justify" style:justify-single-word="false">
        <style:tab-stops>
          <style:tab-stop style:position="5.124cm"/>
        </style:tab-stops>
      </style:paragraph-properties>
      <style:text-properties style:use-window-font-color="true" style:font-name="Times New Roman" fo:font-size="12pt" fo:font-weight="normal" officeooo:rsid="0021116f" officeooo:paragraph-rsid="0021116f" style:font-size-asian="12pt" style:font-weight-asian="normal" style:font-size-complex="12pt" style:font-weight-complex="normal"/>
    </style:style>
    <style:style style:name="P34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2a8c61" officeooo:paragraph-rsid="002a8c61" style:font-size-asian="12pt" style:font-size-complex="12pt"/>
    </style:style>
    <style:style style:name="P35" style:family="paragraph" style:parent-style-name="Standard" style:list-style-name="L3">
      <style:paragraph-properties fo:text-align="justify" style:justify-single-word="false" fo:orphans="2" fo:widows="2"/>
      <style:text-properties style:use-window-font-color="true" style:font-name="Times New Roman" fo:font-size="12pt" officeooo:rsid="001bf356" officeooo:paragraph-rsid="001bf356" style:font-size-asian="12pt" style:font-size-complex="12pt"/>
    </style:style>
    <style:style style:name="P36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bf356" officeooo:paragraph-rsid="001bf356" style:font-size-asian="12pt" style:font-size-complex="12pt"/>
    </style:style>
    <style:style style:name="P37" style:family="paragraph" style:parent-style-name="Standard" style:list-style-name="L3">
      <style:paragraph-properties fo:text-align="justify" style:justify-single-word="false" fo:orphans="2" fo:widows="2"/>
      <style:text-properties fo:font-variant="normal" fo:text-transform="none" style:use-window-font-color="true" style:font-name="Times New Roman" fo:font-size="12pt" fo:letter-spacing="normal" fo:font-style="normal" fo:font-weight="normal" officeooo:rsid="001f1360" officeooo:paragraph-rsid="001f1360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1f1a3c"/>
    </style:style>
    <style:style style:name="T4" style:family="text">
      <style:text-properties fo:font-variant="normal" fo:text-transform="none" fo:letter-spacing="normal" fo:font-style="normal" fo:font-weight="normal" officeooo:rsid="001f1360"/>
    </style:style>
    <style:style style:name="T5" style:family="text">
      <style:text-properties officeooo:rsid="001e175e"/>
    </style:style>
    <style:style style:name="T6" style:family="text">
      <style:text-properties officeooo:rsid="001f136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1a3c" style:font-weight-asian="bold" style:font-weight-complex="bold"/>
    </style:style>
    <style:style style:name="T9" style:family="text">
      <style:text-properties fo:font-variant="small-caps"/>
    </style:style>
    <style:style style:name="T10" style:family="text">
      <style:text-properties fo:font-variant="small-caps" officeooo:rsid="0027ca68"/>
    </style:style>
    <style:style style:name="T11" style:family="text">
      <style:text-properties fo:font-variant="small-caps" officeooo:rsid="0028bb77"/>
    </style:style>
    <style:style style:name="T12" style:family="text">
      <style:text-properties fo:font-variant="small-caps" officeooo:rsid="00265c57"/>
    </style:style>
    <style:style style:name="T13" style:family="text">
      <style:text-properties officeooo:rsid="001f1a3c"/>
    </style:style>
    <style:style style:name="T14" style:family="text">
      <style:text-properties officeooo:rsid="0021116f"/>
    </style:style>
    <style:style style:name="T15" style:family="text">
      <style:text-properties officeooo:rsid="00230e57"/>
    </style:style>
    <style:style style:name="T16" style:family="text">
      <style:text-properties officeooo:rsid="0027ca68"/>
    </style:style>
    <style:style style:name="T17" style:family="text">
      <style:text-properties officeooo:rsid="0028bb77"/>
    </style:style>
    <style:style style:name="T18" style:family="text">
      <style:text-properties officeooo:rsid="00265c57"/>
    </style:style>
    <style:style style:name="T19" style:family="text">
      <style:text-properties officeooo:rsid="002bfc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 Facéties</text:p>
      <text:p text:style-name="P5">Cahier des charges 2019</text:p>
      <text:p text:style-name="P7"><text:s/>Attentes du projets</text:p>
      <text:p text:style-name="P2"/>
      <text:p text:style-name="P3"/>
      <text:p text:style-name="P4">Nous présenterons dans ce cahier des charges les attentes <text:span text:style-name="T6">du projet Facéties. </text:span></text:p>
      <text:p text:style-name="P4"/>
      <text:p text:style-name="P23">I. Le traitement du corpus</text:p>
      <text:p text:style-name="P8"/>
      <text:p text:style-name="P16">1. <text:span text:style-name="T10">odt</text:span><text:span text:style-name="T16"> vers</text:span> <text:span text:style-name="T9">xml </text:span><text:span text:style-name="T11">(T1)</text:span></text:p>
      <text:p text:style-name="P16"/>
      <text:p text:style-name="P16">- relecture et stylage des fichiers .odt</text:p>
      <text:p text:style-name="P16">- transformation au format .xml</text:p>
      <text:p text:style-name="P16"/>
      <text:p text:style-name="P16">2. <text:span text:style-name="T9">xml</text:span> &gt; <text:span text:style-name="T9">xml </text:span><text:span text:style-name="T11">(T2, T3, T3 bis)</text:span></text:p>
      <text:p text:style-name="P25"/>
      <text:p text:style-name="P17">- <text:span text:style-name="T17">mise en place des points plus techniques (transformations xslt°</text:span></text:p>
      <text:p text:style-name="P18">- résolution automatique des abréviations et des lettres ramistes (à partir du modèle établi par les Bibliothèques Virtuelles Humanistes)</text:p>
      <text:p text:style-name="P16"/>
      <text:p text:style-name="P9"><text:span text:style-name="T18">3. </text:span><text:span text:style-name="T12">xml</text:span><text:span text:style-name="T18"> &gt; </text:span><text:span text:style-name="T12">html </text:span><text:span text:style-name="T11">(T4_orig, T4_reg)</text:span></text:p>
      <text:p text:style-name="P26"/>
      <text:p text:style-name="P9">- <text:span text:style-name="T17">élaboration de deux rendu html correspond à une version fac-similaire et une version-normalisée </text:span></text:p>
      <text:p text:style-name="P9"/>
      <text:p text:style-name="P27">II. Les attentes</text:p>
      <text:p text:style-name="P8"/>
      <text:p text:style-name="P19">1. Métadonnées</text:p>
      <text:p text:style-name="P10"/>
      <text:p text:style-name="P10">Nous inscrirons dans les métadonnées les informations suivantes :</text:p>
      <text:list xml:id="list1140332799" text:style-name="L1">
        <text:list-item>
          <text:p text:style-name="P28">les responsables du projet</text:p>
        </text:list-item>
        <text:list-item>
          <text:p text:style-name="P28">les personnes ayant participé à l’édition du texte</text:p>
        </text:list-item>
        <text:list-item>
          <text:p text:style-name="P28">les références bibliographiques</text:p>
        </text:list-item>
      </text:list>
      <text:p text:style-name="P10"/>
      <text:p text:style-name="P19">2. Le rendu en ligne</text:p>
      <text:p text:style-name="P20"/>
      <text:p text:style-name="P11">Nous effectuerons deux version<text:span text:style-name="T13">s</text:span>, l’un fac-similaire et l’autre normalisée, de chaque texte du corpus, réduit à dix textes, <text:span text:style-name="T6">pour répondre au mieux aux besoins des chercheurs. </text:span></text:p>
      <text:p text:style-name="P11"/>
      <text:p text:style-name="P11"><text:span text:style-name="T8">2. </text:span><text:span text:style-name="T7">1. La version fac-similaire</text:span></text:p>
      <text:p text:style-name="P11"/>
      <text:p text:style-name="P11">La version fac-similaire que nous présenterons se veut au plus près du texte originel. </text:p>
      <text:p text:style-name="P11"/>
      <text:p text:style-name="P11">Cette version comportera : </text:p>
      <text:list xml:id="list791652384" text:style-name="L2">
        <text:list-item>
          <text:p text:style-name="P29">les abréviation non résolues (par défaut)</text:p>
        </text:list-item>
        <text:list-item>
          <text:p text:style-name="P29">les lettres ramistes non dissimilées (par défaut)</text:p>
        </text:list-item>
        <text:list-item>
          <text:p text:style-name="P34">pas de corrections du document (« erreur<text:span text:style-name="T19">s</text:span> » laissées comme figurées dans le texte)</text:p>
        </text:list-item>
        <text:list-item>
          <text:p text:style-name="P29"><text:soft-page-break/>la mise en page respectée, avec les sauts de lignes</text:p>
        </text:list-item>
        <text:list-item>
          <text:p text:style-name="P30">les lettrines seront conformes à celles présentes dans le texte originel (selon le nombre de lignes sur lesquelles s’applique la lettrine)</text:p>
        </text:list-item>
        <text:list-item>
          <text:p text:style-name="P29">les césures explicites, celles écrites dans le témoin, retranscrites</text:p>
        </text:list-item>
        <text:list-item>
          <text:p text:style-name="P31">la version fac-similaire sera mise en regard des images du PDF</text:p>
        </text:list-item>
        <text:list-item>
          <text:p text:style-name="P31">les images insérées dans le texte seront également insérées dans le flux du texte <text:span text:style-name="T9">html</text:span></text:p>
        </text:list-item>
      </text:list>
      <text:p text:style-name="P11"/>
      <text:p text:style-name="P6"><text:span text:style-name="T2">→</text:span><text:span text:style-name="T4"> voir 3. Les options de consultations pour ce qui est des options par défaut et des césures implicites. </text:span></text:p>
      <text:p text:style-name="P8"/>
      <text:p text:style-name="P21"><text:span text:style-name="T14">2. </text:span>2. La version normalisée</text:p>
      <text:p text:style-name="P13"/>
      <text:p text:style-name="P12">Cette version comportera : </text:p>
      <text:list xml:id="list2658585613" text:style-name="L3">
        <text:list-item>
          <text:p text:style-name="P35"><text:span text:style-name="T3">L</text:span><text:span text:style-name="T2">es numéros de feuillets seront insérés dans le fil du texte, entre crochets, </text:span><text:span text:style-name="T3">et distincts du reste du texte.</text:span></text:p>
        </text:list-item>
        <text:list-item>
          <text:p text:style-name="P36">les abréviations seront résolues (par défaut)</text:p>
        </text:list-item>
        <text:list-item>
          <text:p text:style-name="P36">les lettres ramistes seront dissimulées (par défaut)</text:p>
        </text:list-item>
        <text:list-item>
          <text:p text:style-name="P37">les coquilles seront corrigées (par défaut)</text:p>
        </text:list-item>
        <text:list-item>
          <text:p text:style-name="P36">ce qui est considéré comme des coquilles sera corrigé, </text:p>
        </text:list-item>
        <text:list-item>
          <text:p text:style-name="P37">la mise en page ne sera pas conservée comme sur le texte d’origine : le texte sera présenté en bloc, sans sauts de ligne ni césures</text:p>
        </text:list-item>
      </text:list>
      <text:p text:style-name="P1"/>
      <text:p text:style-name="P21"><text:span text:style-name="T14">2. </text:span>3. Les options de consultation</text:p>
      <text:p text:style-name="P13"/>
      <text:p text:style-name="P15">Pour certaines particularités du texte, nous avons <text:span text:style-name="T5">mis au point, en JavaScript, certains boutons pour permettre des les afficher, ou non, selon les besoins des utilisateurs. Ces éléments seront </text:span></text:p>
      <text:p text:style-name="P14"/>
      <text:p text:style-name="P15"><text:span text:style-name="T5">B</text:span>outons proposés :</text:p>
      <text:list xml:id="list3161947045" text:style-name="L4">
        <text:list-item>
          <text:p text:style-name="P32">« abréviation » (pour afficher la résolution, ou non, des abréviations)</text:p>
        </text:list-item>
        <text:list-item>
          <text:p text:style-name="P32">« dissimilation » (pour afficher, ou non, les lettres ramistes)</text:p>
        </text:list-item>
        <text:list-item>
          <text:p text:style-name="P32">« césures implicites » (pour afficher, ou non, les césures implicites, non marquées par l’imprimeur)</text:p>
        </text:list-item>
      </text:list>
      <text:p text:style-name="P15"/>
      <text:p text:style-name="P22">3. Les paratextes</text:p>
      <text:p text:style-name="P22"/>
      <text:p text:style-name="P24">Le projet Facéties se focalise sur dix ouvrages prioritaires à traiter (voir Liste_des_10_ouvrages). En attendant que les quarante autres soient retranscrits (voir Liste_des_50_ouvrages), nous exploiterons les paratextes. </text:p>
      <text:p text:style-name="P24">Nous ferons également passer les paratextes dans les transformations xslt dédiées au projet <text:span text:style-name="T1">Facéties</text:span>. </text:p>
      <text:p text:style-name="P24"/>
      <text:list xml:id="list3449076829" text:style-name="L5">
        <text:list-item>
          <text:p text:style-name="P33">Mise en ligne des PDF (a minima)</text:p>
        </text:list-item>
        <text:list-item>
          <text:p text:style-name="P33"><text:span text:style-name="T15">M</text:span>ise en ligne des paratextes (voir Liste_des_paratextes_transmis)</text:p>
        </text:list-item>
        <text:list-item>
          <text:p text:style-name="P33"><text:span text:style-name="T15">M</text:span>ise en ligne des tables des matières (si elles ont été retranscrites)</text:p>
          <text:p text:style-name="P33"/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3:29:23.675000000</meta:creation-date>
    <dc:date>2019-07-04T09:55:21.049000000</dc:date>
    <meta:editing-duration>PT58M23S</meta:editing-duration>
    <meta:editing-cycles>11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54" meta:word-count="545" meta:character-count="3335" meta:non-whitespace-character-count="2855"/>
  </office:meta>
</office:document-meta>
</file>